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9e0bc" officeooo:paragraph-rsid="0019e0bc"/>
    </style:style>
    <style:style style:name="P3" style:family="paragraph" style:parent-style-name="Subtitle">
      <style:text-properties officeooo:rsid="0019e0bc" officeooo:paragraph-rsid="0019e0bc"/>
    </style:style>
    <style:style style:name="P4" style:family="paragraph" style:parent-style-name="Heading">
      <style:paragraph-properties fo:text-align="center" style:justify-single-word="false" fo:break-before="page"/>
      <style:text-properties fo:font-size="32pt" fo:font-weight="bold" officeooo:rsid="0019e0bc" officeooo:paragraph-rsid="0019e0bc" style:font-size-asian="28pt" style:font-weight-asian="bold" style:font-size-complex="32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6pt" fo:font-weight="normal" officeooo:rsid="0019e0bc" officeooo:paragraph-rsid="0019e0bc" style:font-size-asian="14pt" style:font-weight-asian="normal" style:font-size-complex="16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6pt" fo:font-weight="normal" officeooo:rsid="0019e0bc" officeooo:paragraph-rsid="0019e0bc" style:font-size-asian="14pt" style:font-weight-asian="normal" style:font-size-complex="16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6pt" fo:font-weight="normal" officeooo:rsid="001bc0ea" officeooo:paragraph-rsid="001bc0ea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32pt" fo:font-weight="bold" officeooo:rsid="001bc0ea" officeooo:paragraph-rsid="001bc0ea" style:font-size-asian="28pt" style:font-weight-asian="bold" style:font-size-complex="32pt" style:font-weight-complex="bold"/>
    </style:style>
    <style:style style:name="P9" style:family="paragraph" style:parent-style-name="Text_20_body">
      <style:paragraph-properties fo:text-align="start" style:justify-single-word="false"/>
      <style:text-properties officeooo:paragraph-rsid="001bc0ea"/>
    </style:style>
    <style:style style:name="P10" style:family="paragraph" style:parent-style-name="Text_20_body">
      <style:paragraph-properties fo:text-align="start" style:justify-single-word="false"/>
      <style:text-properties officeooo:rsid="001bc0ea" officeooo:paragraph-rsid="001bc0ea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officeooo:rsid="001bc0ea"/>
    </style:style>
    <style:style style:name="T3" style:family="text">
      <style:text-properties fo:font-size="16pt" fo:font-weight="normal" officeooo:rsid="001bc0ea" style:font-size-asian="14pt" style:font-weight-asian="normal" style:font-size-complex="16pt" style:font-weight-complex="normal"/>
    </style:style>
    <style:style style:name="T4" style:family="text">
      <style:text-properties fo:font-size="16pt" fo:font-weight="normal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c512d" style:font-size-asian="14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okeTeams</text:p>
      <text:p text:style-name="P3">Documentación del programa de JavaFX</text:p>
      <text:p text:style-name="P4">Anotaciones importantes</text:p>
      <text:p text:style-name="P5"/>
      <text:p text:style-name="P6">El programa cuenta con un archivo ip.config, el cual si no existe se genera automáticamente con la ip de localhost.</text:p>
      <text:p text:style-name="P6">He usado una clase (<text:span text:style-name="T1">CargadorFXML</text:span>) para cargar las vistas en conjunto con un enum (<text:span text:style-name="T1">VistasControladores</text:span>) que almacena la ruta de cada archivo fxml, su icono y su título. <text:span text:style-name="T2">Adicionalmente, esa clase almacena el controlador de la ventana de inicio (que solo va a haber una a la vez) para permitir acceso a ese controlador desde cualquier punto de la app y principalmente refrescar las listas si se hace alguna modificación a esta.</text:span></text:p>
      <text:p text:style-name="P6">Hago uso de una clase (<text:span text:style-name="T1">Conexion</text:span>) singleton que almacena una conexión, usando la misma durante todo el programa o hasta que esta se cae, momento en el que se asigna una nueva conexión a ese mismo objeto</text:p>
      <text:p text:style-name="P6">Tengo una clase (<text:span text:style-name="T1">Utilidades</text:span>) en la cual gestiono la gran mayoría de gson, gestión de base64 para imágenes y algunas cosas más.</text:p>
      <text:p text:style-name="P6">Tengo un par de enums más que almacenan los datos a leer y a almacenar en la base de datos, cómo los géneros, los tipos de los pokemon y las naturalezas.</text:p>
      <text:p text:style-name="P7">Para las sentencias de consulta, insertar, actualizar y eliminar he usado DAOs.</text:p>
      <text:p text:style-name="P6">Finalmente una clase (<text:span text:style-name="T1">Alertas</text:span>) para simplificar la construcción de las alertas.</text:p>
      <text:p text:style-name="P8">Aplicación del punto C</text:p>
      <text:p text:style-name="P5"/>
      <text:p text:style-name="P7">Las validaciones se aplican en todas las ventanas de añadir y editar (Se pueden encontrar en el enum como ADDX, ADDEDITX, EDITX), en las ventanas de eliminar (Que se encuentra en el enum cómo ELIMINAR) y a las ventanas de inicio y registro (LOGIN y SIGNIN).</text:p>
      <text:p text:style-name="P7">No me ha dado tiempo a implementar css ni animaciones.</text:p>
      <text:p text:style-name="P9"><text:span text:style-name="T3">Cada elemento leído de la base de datos tiene un menú contextual con opciones para editar y eliminar. La foto de perfil tiene un menú contextual para cambiar la foto de perfil.</text:span></text:p>
      <text:p text:style-name="P10"><text:span text:style-name="T4">Hay buscador con filtro avanzado en la lista de pokemon </text:span><text:span text:style-name="T5">y un filtro de texto en la lista de equipos</text:span><text:span text:style-name="T4"> en la ventana INICIO del enum.</text:span></text:p>
      <text:p text:style-name="P10"><text:span text:style-name="T4">Las ventanas para ver elementos de la base de datos se lanzan al pulsar en cada tarjeta (ENTRADAX) enla ventana INICIO y en la ventana (EQUIPO).</text:span></text:p>
      <text:p text:style-name="P10"><text:span text:style-name="T4">Se importan y exportan datos en json usando la librería gson. Se puede apreciar en los DAO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1-31T15:18:52.730000023">31/01/25</text:date></text:span><text:tab/><text:page-number text:select-page="current">2</text:page-number> /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4:44:45.875000000</meta:creation-date>
    <meta:editing-duration>PT7M12S</meta:editing-duration>
    <meta:editing-cycles>2</meta:editing-cycles>
    <meta:generator>LibreOffice/24.8.4.2$Windows_X86_64 LibreOffice_project/bb3cfa12c7b1bf994ecc5649a80400d06cd71002</meta:generator>
    <dc:date>2025-01-31T15:18:52.695000000</dc:date>
    <meta:document-statistic meta:table-count="0" meta:image-count="0" meta:object-count="0" meta:page-count="3" meta:paragraph-count="18" meta:word-count="381" meta:character-count="2157" meta:non-whitespace-character-count="1794"/>
  </office:meta>
</office:document-meta>
</file>